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8ED000004AF2C315AB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塗と線のない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svg:stroke-color="#333333" draw:marker-start-width="0.321cm" draw:marker-end-width="0.321cm" draw:fill="none" draw:fill-color="#9999ff" draw:textarea-vertical-align="middle" draw:auto-grow-height="false" fo:min-height="0.749cm" fo:min-width="0.499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961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5" style:family="graphic">
      <style:graphic-properties style:protect="size"/>
    </style:style>
    <style:style style:name="pr1" style:family="presentation" style:parent-style-name="標準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/>
    </style:style>
    <style:style style:name="T1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draw:style-name="gr1" draw:text-style-name="P1" draw:layer="layout" svg:width="27.772cm" svg:height="14.691cm" svg:x="0.028cm" svg:y="3.166cm">
          <draw:image xlink:href="Pictures/10000000000008ED000004AF2C315AB1.png" xlink:type="simple" xlink:show="embed" xlink:actuate="onLoad">
            <text:p/>
          </draw:image>
        </draw:frame>
        <draw:custom-shape draw:style-name="gr2" draw:text-style-name="P1" draw:layer="layout" svg:width="1.204cm" svg:height="4.979cm" draw:transform="skewX (-0.0223402144255232) rotate (1.54985237577067) translate (7.146cm 4.803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395cm" svg:height="1.632cm" draw:transform="skewX (-0.0221656815003238) rotate (1.54985237577067) translate (19cm 5.084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686cm" svg:height="6.789cm" draw:transform="skewX (-0.0221656815003238) rotate (1.54985237577067) translate (12.147cm 5.085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314cm" svg:height="2.102cm" draw:transform="skewX (-0.0221656815003238) rotate (1.54985237577067) translate (20.635cm 5.001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1.402cm" svg:height="2.403cm" draw:transform="skewX (-0.0223402144255232) rotate (1.54985237577067) translate (22.771cm 5.001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" draw:text-style-name="P1" draw:layer="layout" svg:width="2.001cm" svg:height="5.587cm" draw:transform="skewX (-0.0221656815003238) rotate (1.54985237577067) translate (0.6cm 4.208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layer="layout" svg:width="17.461cm" svg:height="0.963cm" svg:x="7.4cm" svg:y="18.983cm">
          <draw:text-box>
            <text:p>Go版 LuneScript トランスコンパイラの go profile Flame Graph</text:p>
          </draw:text-box>
        </draw:frame>
        <draw:custom-shape draw:style-name="gr2" draw:text-style-name="P1" draw:layer="layout" svg:width="0.996cm" svg:height="1.954cm" draw:transform="skewX (-0.0221656815003238) rotate (1.54985237577067) translate (25.183cm 4.796cm)">
          <text:p/>
          <draw:enhanced-geometry svg:viewBox="0 0 21600 21600" draw:glue-points="0 0 0 21600 21600 10800" draw:text-areas="0 ?f9 7800 ?f10" draw:type="right-brace" draw:modifiers="1024.88275862069 10904.27586206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4" draw:text-style-name="P2" draw:layer="layout" svg:width="3.666cm" svg:height="0.636cm" svg:x="1.926cm" svg:y="1.455cm">
          <text:p text:style-name="P2">Go runtime</text:p>
          <draw:enhanced-geometry svg:viewBox="0 0 21600 21600" draw:text-areas="800 800 20800 20800" draw:type="round-rectangular-callout" draw:modifiers="8617.61658031088 48489.79591836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066cm" svg:height="0.636cm" svg:x="24.8cm" svg:y="2cm">
          <text:p text:style-name="P2"><text:span text:style-name="T1">Go </text:span><text:span text:style-name="T1">へ変換</text:span></text:p>
          <draw:enhanced-geometry svg:viewBox="0 0 21600 21600" draw:text-areas="800 800 20800 20800" draw:type="round-rectangular-callout" draw:modifiers="10549.9836974242 58628.57142857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66cm" svg:height="0.637cm" svg:x="21.934cm" svg:y="0.6cm">
          <text:p text:style-name="P2"><text:span text:style-name="T1">Ast</text:span><text:span text:style-name="T1">解析</text:span><text:span text:style-name="T1">(inner)</text:span></text:p>
          <draw:enhanced-geometry svg:viewBox="0 0 21600 21600" draw:text-areas="800 800 20800 20800" draw:type="round-rectangular-callout" draw:modifiers="12140.059994546 864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cm" svg:height="0.636cm" svg:x="20.6cm" svg:y="2.164cm">
          <text:p text:style-name="P2"><text:span text:style-name="T1">Lua </text:span><text:span text:style-name="T1">へ変換</text:span></text:p>
          <draw:enhanced-geometry svg:viewBox="0 0 21600 21600" draw:text-areas="800 800 20800 20800" draw:type="round-rectangular-callout" draw:modifiers="12199.9333555482 47031.71114599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66cm" svg:height="0.636cm" svg:x="17.534cm" svg:y="1cm">
          <text:p text:style-name="P2"><text:span text:style-name="T1">Go </text:span><text:span text:style-name="T1">へ変換</text:span></text:p>
          <draw:enhanced-geometry svg:viewBox="0 0 21600 21600" draw:text-areas="800 800 20800 20800" draw:type="round-rectangular-callout" draw:modifiers="14072.1025361331 76871.58555729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66cm" svg:height="0.636cm" svg:x="13.352cm" svg:y="1.964cm">
          <text:p text:style-name="P2"><text:span text:style-name="T1">Ast</text:span><text:span text:style-name="T1">解析</text:span><text:span text:style-name="T1">(Meta)</text:span></text:p>
          <draw:enhanced-geometry svg:viewBox="0 0 21600 21600" draw:text-areas="800 800 20800 20800" draw:type="round-rectangular-callout" draw:modifiers="12440.4690482683 58357.29984301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666cm" svg:height="0.637cm" svg:x="7.863cm" svg:y="1.836cm">
          <text:p text:style-name="P2"><text:span text:style-name="T1">Parser</text:span></text:p>
          <draw:enhanced-geometry svg:viewBox="0 0 21600 21600" draw:text-areas="800 800 20800 20800" draw:type="round-rectangular-callout" draw:modifiers="10608.562857922 55862.06896551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6-22T14:23:33.57</meta:creation-date>
    <meta:editing-duration>PT12M50S</meta:editing-duration>
    <meta:editing-cycles>3</meta:editing-cycles>
    <dc:date>2021-06-29T07:37:26</dc:date>
    <meta:generator>OpenOffice/4.1.7$Win32 OpenOffice.org_project/417m1$Build-9800</meta:generator>
    <meta:document-statistic meta:object-count="39"/>
  </office:meta>
</office:document-meta>
</file>